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173.87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17.92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1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: XXXXXX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mo usuario necesito una manera de registrarme con la finalidad de poder ingresar a la web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mo usuario necesito una manera de poder ingresar en la web para poder ver la web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<text:span text:style-name="T1">Como usuario</text:span> necesito una manera de poder recuperar mi contraseña por si me olvido mi contraseña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<text:span text:style-name="T1">Como usuario</text:span> necesito tener una manera de añadir a mis mascotas con la finalidad de poder registrarlas 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omo usuario necesito poder quitar mascotas con la finalidad de no confundirme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<text:span text:style-name="T1">Como usuario</text:span> necesito poder ver que fechas hay que darles las vacunas a las mascotas con el fin de ir en la fecha correcta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omo desarrollador necesito que se cree el formulario de registro con la finalidad de poder registrar al usuario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mo desarrollador necesito que se cree el formulario de ingreso con la finalidad de ingresar a la web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omo desarrollador necesito que se cree el <text:s/>formulario de registro de animales con la finalidad de que los usuarios registren a las mascotas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mo desarrollador necesito que se cree un calendario para que los usuarios pueden registrar las fechas de las vacunas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omo desarrollador necesito que se cree el <text:s/>formulario de vacunas de mascotas con la finalidad de poder saber que vacuna hay que darle a cada mascota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1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5-10T19:16:18.817081215</dc:date>
    <meta:generator>LibreOffice/6.2.8.2$Linux_X86_64 LibreOffice_project/20$Build-2</meta:generator>
    <meta:editing-duration>PT49M27S</meta:editing-duration>
    <meta:editing-cycles>8</meta:editing-cycles>
    <meta:document-statistic meta:table-count="1" meta:cell-count="5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